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c5e7" draw:opacity="35%" draw:textarea-horizontal-align="justify" draw:textarea-vertical-align="middle" draw:auto-grow-height="false" fo:min-height="17.53cm" fo:min-width="19.566cm"/>
    </style:style>
    <style:style style:name="gr2" style:family="graphic" style:parent-style-name="standard">
      <style:graphic-properties draw:stroke="dash" draw:stroke-dash="Dashed_20__28_var_29_" draw:fill-color="#fcd4d1" draw:opacity="100%" draw:textarea-horizontal-align="justify" draw:textarea-vertical-align="top" draw:auto-grow-height="false" fo:min-height="7.1cm" fo:min-width="10.93cm" draw:shadow="hidden"/>
      <style:paragraph-properties style:writing-mode="lr-tb"/>
    </style:style>
    <style:style style:name="gr3" style:family="graphic" style:parent-style-name="standard">
      <style:graphic-properties draw:stroke="dash" draw:stroke-dash="Dashed_20__28_var_29_" draw:fill-color="#fedcc6" draw:opacity="100%" draw:textarea-horizontal-align="justify" draw:textarea-vertical-align="top" draw:auto-grow-height="false" fo:min-height="3.343cm" fo:min-width="12.181cm" draw:shadow="hidden"/>
      <style:paragraph-properties style:writing-mode="lr-tb"/>
    </style:style>
    <style:style style:name="gr4" style:family="graphic" style:parent-style-name="standard">
      <style:graphic-properties draw:stroke="dash" draw:stroke-dash="Dashed_20__28_var_29_" draw:fill-color="#e0efd4" draw:textarea-horizontal-align="justify" draw:textarea-vertical-align="top" draw:auto-grow-height="false" fo:min-height="3.687cm" fo:min-width="10.93cm"/>
      <style:paragraph-properties style:writing-mode="lr-tb"/>
    </style:style>
    <style:style style:name="gr5" style:family="graphic" style:parent-style-name="standard">
      <style:graphic-properties svg:stroke-color="#3465a4" draw:fill-color="#adc5e7" draw:textarea-horizontal-align="justify" draw:textarea-vertical-align="middle" draw:auto-grow-height="false" fo:min-height="3.306cm" fo:min-width="3.691cm"/>
      <style:paragraph-properties style:writing-mode="lr-tb"/>
    </style:style>
    <style:style style:name="gr6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58cm"/>
      <style:paragraph-properties style:writing-mode="lr-tb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color="#3465a4" draw:fill-color="#add58a" draw:textarea-horizontal-align="justify" draw:textarea-vertical-align="top" draw:auto-grow-height="false" fo:min-height="2.671cm" fo:min-width="2.421cm"/>
      <style:paragraph-properties style:writing-mode="lr-tb"/>
    </style:style>
    <style:style style:name="gr9" style:family="graphic" style:parent-style-name="standard">
      <style:graphic-properties svg:stroke-color="#3465a4" draw:fill-color="#c2e0ae" draw:textarea-horizontal-align="justify" draw:textarea-vertical-align="middle" draw:auto-grow-height="false" fo:min-height="1.528cm" fo:min-width="1.913cm"/>
      <style:paragraph-properties style:writing-mode="lr-tb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svg:stroke-color="#3465a4" draw:fill-color="#fdb94d" draw:textarea-horizontal-align="justify" draw:textarea-vertical-align="middle" draw:auto-grow-height="false" fo:min-height="1.25cm" fo:min-width="2.5cm"/>
      <style:paragraph-properties style:writing-mode="lr-tb"/>
    </style:style>
    <style:style style:name="gr12" style:family="graphic" style:parent-style-name="standard">
      <style:graphic-properties svg:stroke-color="#3465a4" draw:fill-color="#f7a19a" draw:textarea-horizontal-align="justify" draw:textarea-vertical-align="middle" draw:auto-grow-height="false" fo:min-height="1.266cm" fo:min-width="2.421cm"/>
      <style:paragraph-properties style:writing-mode="lr-tb"/>
    </style:style>
    <style:style style:name="gr13" style:family="graphic" style:parent-style-name="standard">
      <style:graphic-properties svg:stroke-color="#3465a4" draw:fill-color="#adc5e7" draw:textarea-horizontal-align="justify" draw:textarea-vertical-align="middle" draw:auto-grow-height="false" fo:min-height="1.274cm" fo:min-width="4.204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svg:stroke-color="#3465a4" draw:fill-color="#adc5e7" draw:textarea-horizontal-align="justify" draw:textarea-vertical-align="middle" draw:auto-grow-height="false" fo:min-height="2.15cm" fo:min-width="4.5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>
      <style:graphic-properties svg:stroke-color="#3465a4" draw:fill-color="#adc5e7" draw:textarea-horizontal-align="justify" draw:textarea-vertical-align="middle" draw:auto-grow-height="false" fo:min-height="3.643cm" fo:min-width="4.453cm"/>
      <style:paragraph-properties style:writing-mode="lr-tb"/>
    </style:style>
    <style:style style:name="gr19" style:family="graphic" style:parent-style-name="standard">
      <style:graphic-properties draw:fill-color="#adc5e7" draw:textarea-horizontal-align="justify" draw:textarea-vertical-align="middle" draw:auto-grow-height="false" fo:min-height="0.184cm" fo:min-width="1.238cm"/>
      <style:paragraph-properties style:writing-mode="lr-tb"/>
    </style:style>
    <style:style style:name="gr20" style:family="graphic" style:parent-style-name="standard">
      <style:graphic-properties draw:stroke="solid" draw:stroke-dash="Dash" svg:stroke-width="0.053cm" svg:stroke-color="#000000" draw:marker-start-width="0.279cm" draw:marker-end-width="0.279cm" svg:stroke-linecap="butt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fill-color="#adc5e7" draw:textarea-horizontal-align="justify" draw:textarea-vertical-align="middle" draw:auto-grow-height="false" fo:min-height="0.113cm" fo:min-width="2.613cm"/>
      <style:paragraph-properties style:writing-mode="lr-tb"/>
    </style:style>
    <style:style style:name="gr2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18cm" svg:stroke-color="#000000" draw:marker-start-width="0.227cm" draw:marker-end-width="0.227cm" draw:textarea-vertical-align="botto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draw:stroke="none" draw:fill="none" fo:min-height="0.478cm"/>
      <style:paragraph-properties style:writing-mode="lr-tb"/>
    </style:style>
    <style:style style:name="gr2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-color="#adc5e7" draw:opacity="35%"/>
      <style:paragraph-properties fo:text-align="center"/>
    </style:style>
    <style:style style:name="P2" style:family="paragraph"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3" style:family="paragraph">
      <loext:graphic-properties draw:fill-color="#fcd4d1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4" style:family="paragraph">
      <loext:graphic-properties draw:fill-color="#fedcc6" draw:opacity="100%"/>
      <style:paragraph-properties fo:margin-left="0.508cm" fo:margin-right="0cm" fo:text-align="start" fo:text-indent="0cm" style:writing-mode="lr-tb"/>
      <style:text-properties fo:font-size="15pt" fo:background-color="transparent" style:font-size-asian="15pt" style:font-size-complex="15pt"/>
    </style:style>
    <style:style style:name="P5" style:family="paragraph"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6" style:family="paragraph">
      <loext:graphic-properties draw:fill-color="#e0efd4"/>
      <style:paragraph-properties fo:margin-left="0.508cm" fo:margin-right="0cm" fo:text-align="start" fo:text-indent="0cm" style:writing-mode="lr-tb"/>
      <style:text-properties fo:font-size="15pt" style:font-size-asian="15pt" style:font-size-complex="15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adc5e7"/>
      <style:paragraph-properties fo:text-align="center" style:writing-mode="lr-tb"/>
    </style:style>
    <style:style style:name="P9" style:family="paragraph">
      <loext:graphic-properties draw:fill-color="#add58a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-color="#c2e0ae"/>
      <style:paragraph-properties fo:text-align="center" style:writing-mode="lr-tb"/>
    </style:style>
    <style:style style:name="P12" style:family="paragraph">
      <loext:graphic-properties draw:fill-color="#fdb94d"/>
      <style:paragraph-properties fo:text-align="center" style:writing-mode="lr-tb"/>
    </style:style>
    <style:style style:name="P13" style:family="paragraph">
      <loext:graphic-properties draw:fill-color="#f7a19a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4cm" fo:margin-right="0cm" fo:margin-top="0cm" fo:margin-bottom="0cm" fo:line-height="100%" fo:text-align="center" fo:text-indent="0cm"/>
    </style:style>
    <style:style style:name="P19" style:family="paragraph">
      <style:paragraph-properties fo:margin-left="4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margin-left="9cm" fo:margin-right="0cm" fo:margin-top="0cm" fo:margin-bottom="0cm" fo:line-height="100%" fo:text-align="center" fo:text-indent="0cm"/>
    </style:style>
    <style:style style:name="P21" style:family="paragraph">
      <style:paragraph-properties fo:margin-left="9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none"/>
      <style:paragraph-properties style:writing-mode="lr-tb"/>
    </style:style>
    <style:style style:name="T1" style:family="text">
      <style:text-properties fo:font-size="15pt" fo:background-color="transparen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AR PL SungtiL GB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66cm" svg:height="17.78cm" svg:x="1.12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43cm" svg:height="7.35cm" svg:x="8.763cm" svg:y="9.137cm">
          <text:p text:style-name="P2"><text:span text:style-name="T1">Peripher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measurelines" svg:width="12.681cm" svg:height="3.593cm" svg:x="7.493cm" svg:y="1.233cm">
          <text:p text:style-name="P2"><text:span text:style-name="T1">External</text:span><text:span text:style-name="T1"><text:line-break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measurelines" svg:width="11.43cm" svg:height="3.937cm" svg:x="8.763cm" svg:y="5cm">
          <text:p text:style-name="P5"><text:span text:style-name="T2">Internal</text:span><text:span text:style-name="T2"><text:line-break/></text:span><text:span text:style-name="T2">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xml:id="id8" draw:id="id8" draw:layer="layout" svg:width="4.191cm" svg:height="3.556cm" svg:x="1.905cm" svg:y="12.065cm">
          <draw:glue-point draw:id="4" svg:x="2.879cm" svg:y="5cm"/>
          <draw:glue-point draw:id="5" svg:x="-3.18cm" svg:y="5cm"/>
          <text:p text:style-name="P7">RISC-V </text:p>
          <text:p text:style-name="P7">Linux Capable</text:p>
          <text:p text:style-name="P7">CPU</text:p>
          <draw:enhanced-geometry svg:viewBox="0 0 21600 21600" draw:mirror-horizontal="false" draw:mirror-vertical="false" draw:type="rectangle" draw:enhanced-path="M 0 0 L 21600 0 21600 21600 0 21600 0 0 Z N"/>
        </draw:custom-shape>
        <draw:g xml:id="id9" draw:id="id9">
          <draw:custom-shape draw:style-name="gr6" draw:text-style-name="P9" xml:id="id1" draw:id="id1" draw:layer="layout" svg:width="2.958cm" svg:height="2.921cm" svg:x="12.028cm" svg:y="5.461cm">
            <text:p text:style-name="P7">SRAM</text:p>
            <draw:enhanced-geometry svg:viewBox="0 0 21600 21600" draw:type="rectangle" draw:enhanced-path="M 0 0 L 21600 0 21600 21600 0 21600 0 0 Z N"/>
          </draw:custom-shape>
          <draw:frame draw:style-name="gr7" draw:text-style-name="P10" draw:layer="measurelines" svg:width="2.52cm" svg:height="0.528cm" svg:x="12.256cm" svg:y="7.657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g xml:id="id2" draw:id="id2">
          <draw:custom-shape draw:style-name="gr8" draw:text-style-name="P9" draw:layer="measurelines" svg:width="2.921cm" svg:height="2.921cm" svg:x="16.891cm" svg:y="5.461cm">
            <text:p text:style-name="P7">Boot_ctr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measurelines" svg:width="2.413cm" svg:height="1.778cm" svg:x="17.145cm" svg:y="6.35cm">
            <text:p text:style-name="P7">Boot</text:p>
            <text:p text:style-name="P7">ROM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10" draw:layer="measurelines" svg:x1="14.986cm" svg:y1="6.921cm" svg:x2="16.891cm" svg:y2="6.921cm" draw:start-shape="id1" draw:start-glue-point="1" draw:end-shape="id2" draw:end-glue-point="3" svg:d="M14986 6921h1905" svg:viewBox="0 0 1906 1">
          <text:p/>
        </draw:connector>
        <draw:g xml:id="id4" draw:id="id4">
          <draw:custom-shape draw:style-name="gr11" draw:text-style-name="P12" draw:layer="measurelines" svg:width="3cm" svg:height="1.5cm" svg:x="12cm" svg:y="2.145cm">
            <text:p text:style-name="P7">L1 Cache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measurelines" svg:width="3cm" svg:height="1.5cm" svg:x="12cm" svg:y="2.145cm">
            <text:p text:style-name="P7">L2 Cache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13" xml:id="id11" draw:id="id11" draw:layer="layout" svg:width="2.921cm" svg:height="1.516cm" svg:x="11.938cm" svg:y="10cm">
          <text:p text:style-name="P7">U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3" draw:id="id3" draw:layer="layout" svg:width="4.704cm" svg:height="1.524cm" svg:x="22.33cm" svg:y="10cm">
          <text:p text:style-name="P7">RS232-USB</text:p>
          <draw:enhanced-geometry svg:viewBox="0 0 21600 21600" draw:type="rectangle" draw:enhanced-path="M 0 0 L 21600 0 21600 21600 0 21600 0 0 Z N"/>
        </draw:custom-shape>
        <draw:connector draw:style-name="gr14" draw:text-style-name="P10" xml:id="id14" draw:id="id14" draw:layer="layout" svg:x1="22.33cm" svg:y1="10.762cm" svg:x2="22.33cm" svg:y2="10.762cm" draw:start-shape="id3" draw:start-glue-point="3" draw:end-shape="id3" draw:end-glue-point="3" svg:d="M22330 10762z" svg:viewBox="0 0 1 1">
          <text:p/>
        </draw:connector>
        <draw:custom-shape draw:style-name="gr15" draw:text-style-name="P8" xml:id="id5" draw:id="id5" draw:layer="layout" svg:width="5cm" svg:height="2.4cm" svg:x="22.325cm" svg:y="1.7cm">
          <text:p text:style-name="P7">AXI-Interconnect</text:p>
          <text:p text:style-name="P14">DDR4<text:line-break/>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0" draw:layer="layout" svg:x1="15cm" svg:y1="2.895cm" svg:x2="22.325cm" svg:y2="2.9cm" draw:start-shape="id4" draw:start-glue-point="1" draw:end-shape="id5" draw:end-glue-point="3" svg:d="M15000 2895h3663v5h3662" svg:viewBox="0 0 7326 6">
          <text:p/>
        </draw:connector>
        <draw:frame draw:style-name="gr17" draw:text-style-name="P15" draw:layer="layout" svg:width="5.08cm" svg:height="2.384cm" svg:x="1.143cm" svg:y="1.045cm">
          <draw:text-box>
            <text:p>IoB-SoC</text:p>
            <text:p>@100MHz</text:p>
          </draw:text-box>
        </draw:frame>
        <draw:custom-shape draw:style-name="gr18" draw:text-style-name="P8" xml:id="id15" draw:id="id15" draw:layer="layout" svg:width="4.953cm" svg:height="3.893cm" svg:x="22.325cm" svg:y="5.251cm">
          <text:p text:style-name="P7">DDR4<text:line-break/>Controller</text:p>
          <draw:enhanced-geometry svg:viewBox="0 0 21600 21600" draw:type="rectangle" draw:enhanced-path="M 0 0 L 21600 0 21600 21600 0 21600 0 0 Z N"/>
        </draw:custom-shape>
        <draw:custom-shape draw:style-name="gr19" draw:text-style-name="P8" xml:id="id7" draw:id="id7" draw:layer="layout" svg:width="3.048cm" svg:height="0.762cm" draw:transform="rotate (-1.5707963267949) translate (7.62cm 7.366cm)">
          <text:p text:style-name="P7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3" xml:id="id12" draw:id="id12" draw:layer="layout" svg:width="2.921cm" svg:height="1.516cm" svg:x="11.938cm" svg:y="12.319cm">
          <text:p text:style-name="P7">PL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xml:id="id13" draw:id="id13" draw:layer="layout" svg:width="2.921cm" svg:height="1.516cm" svg:x="11.938cm" svg:y="14.12cm">
          <draw:glue-point draw:id="4" svg:x="-1.954cm" svg:y="4.901cm"/>
          <draw:glue-point draw:id="5" svg:x="2.393cm" svg:y="4.901cm"/>
          <text:p text:style-name="P7">CL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6" draw:id="id6" draw:layer="layout" svg:width="3.048cm" svg:height="0.762cm" draw:transform="rotate (-1.5707963267949) translate (5.461cm 3.81cm)">
          <text:p text:style-name="P7">SPLIT</text:p>
          <draw:enhanced-geometry svg:viewBox="0 0 21600 21600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6" draw:text-style-name="P10" draw:layer="layout" svg:x1="5.461cm" svg:y1="5.334cm" svg:x2="6.858cm" svg:y2="8.89cm" draw:start-shape="id6" draw:start-glue-point="7" draw:end-shape="id7" draw:end-glue-point="5" svg:d="M5461 5334h698v3556h699" svg:viewBox="0 0 1398 3557">
          <text:p/>
        </draw:connector>
        <draw:connector draw:style-name="gr20" draw:text-style-name="P10" draw:layer="layout" draw:line-skew="-2.508cm" svg:x1="12cm" svg:y1="2.895cm" svg:x2="5.461cm" svg:y2="5.334cm" draw:start-shape="id4" draw:start-glue-point="3" draw:end-shape="id6" draw:end-glue-point="7" svg:d="M12000 2895h-5777v2439h-762" svg:viewBox="0 0 6540 2440">
          <text:p/>
        </draw:connector>
        <draw:connector draw:style-name="gr16" draw:text-style-name="P10" draw:layer="layout" svg:x1="4cm" svg:y1="12.065cm" svg:x2="4.699cm" svg:y2="5.334cm" draw:start-shape="id8" draw:start-glue-point="0" draw:end-shape="id6" draw:end-glue-point="5" svg:d="M4000 12065v-6731h699" svg:viewBox="0 0 700 6732">
          <text:p/>
        </draw:connector>
        <draw:connector draw:style-name="gr16" draw:text-style-name="P10" draw:layer="layout" draw:line-skew="-1.569cm" svg:x1="7.62cm" svg:y1="8.89cm" svg:x2="12.028cm" svg:y2="6.921cm" draw:start-shape="id7" draw:start-glue-point="7" draw:end-shape="id9" draw:end-glue-point="3" svg:d="M7620 8890h635v-1969h3773" svg:viewBox="0 0 4409 1970">
          <text:p/>
        </draw:connector>
        <draw:connector draw:style-name="gr16" draw:text-style-name="P10" draw:layer="layout" draw:line-skew="-0.317cm" svg:x1="7.62cm" svg:y1="8.89cm" svg:x2="9.526cm" svg:y2="12.811cm" draw:start-shape="id7" draw:start-glue-point="7" draw:end-shape="id10" draw:end-glue-point="5" svg:d="M7620 8890h635v3921h1271" svg:viewBox="0 0 1907 3922">
          <text:p/>
        </draw:connector>
        <draw:connector draw:style-name="gr21" draw:text-style-name="P16" draw:layer="layout" draw:type="line" svg:x1="9.844cm" svg:y1="10.738cm" svg:x2="11.938cm" svg:y2="10.758cm" draw:start-shape="id10" draw:start-glue-point="6" draw:end-shape="id11" draw:end-glue-point="3" svg:d="M9844 10738l2094 20" svg:viewBox="0 0 2095 21">
          <text:p/>
        </draw:connector>
        <draw:connector draw:style-name="gr22" draw:text-style-name="P16" draw:layer="layout" draw:type="line" svg:x1="10.16cm" svg:y1="12.811cm" svg:x2="11.938cm" svg:y2="13.077cm" draw:start-shape="id10" draw:start-glue-point="7" draw:end-shape="id12" draw:end-glue-point="3" svg:d="M10160 12811l1778 266" svg:viewBox="0 0 1779 267">
          <text:p/>
        </draw:connector>
        <draw:connector draw:style-name="gr22" draw:text-style-name="P16" draw:layer="layout" draw:type="line" svg:x1="9.844cm" svg:y1="14.883cm" svg:x2="11.938cm" svg:y2="14.878cm" draw:start-shape="id10" draw:start-glue-point="4" draw:end-shape="id13" draw:end-glue-point="3" svg:d="M9844 14883l2094-5" svg:viewBox="0 0 2095 6">
          <text:p/>
        </draw:connector>
        <draw:custom-shape draw:style-name="gr23" draw:text-style-name="P8" xml:id="id10" draw:id="id10" draw:layer="layout" svg:width="5.461cm" svg:height="0.635cm" draw:transform="rotate (-1.5707963267949) translate (10.16cm 10.08cm)">
          <text:p text:style-name="P7">SPLIT</text:p>
          <draw:enhanced-geometry svg:viewBox="0 0 21600 21600" draw:mirror-horizontal="false" draw:mirror-vertical="false" draw:glue-points="?f6 10800 10800 21600 ?f5 10800 10800 0" draw:text-areas="?f3 ?f3 ?f4 ?f4" draw:type="trapezoid" draw:modifiers="5209.2165898617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4" draw:text-style-name="P16" draw:layer="layout" draw:type="line" svg:x1="14.859cm" svg:y1="10.758cm" svg:x2="22.33cm" svg:y2="10.762cm" draw:start-shape="id11" draw:start-glue-point="1" draw:end-shape="id14" draw:end-glue-point="0" svg:d="M14859 10758l7471 4" svg:viewBox="0 0 7472 5">
          <text:p/>
        </draw:connector>
        <draw:connector draw:style-name="gr25" draw:text-style-name="P14" draw:layer="layout" draw:line-skew="1.008cm" svg:x1="5.206cm" svg:y1="15.621cm" svg:x2="12.828cm" svg:y2="15.62cm" draw:start-shape="id8" draw:start-glue-point="4" draw:end-shape="id13" draw:end-glue-point="4" svg:d="M5206 15621v1524h7622v-1525" svg:viewBox="0 0 7623 1526">
          <text:p text:style-name="P17"><text:span text:style-name="T3">Timer Interrupt</text:span></text:p>
        </draw:connector>
        <draw:connector draw:style-name="gr25" draw:text-style-name="P19" draw:layer="layout" draw:line-skew="1.643cm" svg:x1="4cm" svg:y1="15.621cm" svg:x2="14.096cm" svg:y2="15.62cm" draw:start-shape="id8" draw:start-glue-point="2" draw:end-shape="id13" draw:end-glue-point="5" svg:d="M4000 15621v2159h10096v-2160" svg:viewBox="0 0 10097 2161">
          <text:p text:style-name="P18"><text:span text:style-name="T4">Software Interrupt</text:span></text:p>
        </draw:connector>
        <draw:connector draw:style-name="gr25" draw:text-style-name="P21" draw:layer="layout" draw:line-skew="0cm 2.42cm" svg:x1="14.859cm" svg:y1="13.077cm" svg:x2="2.668cm" svg:y2="15.621cm" draw:start-shape="id12" draw:start-glue-point="1" draw:end-shape="id8" draw:end-glue-point="5" svg:d="M14859 13077h500v5465h-12691v-2921" svg:viewBox="0 0 12692 5466">
          <text:p text:style-name="P20"><text:span text:style-name="T4">External Interrupt</text:span></text:p>
        </draw:connector>
        <draw:connector draw:style-name="gr24" draw:text-style-name="P16" draw:layer="layout" draw:type="line" svg:x1="24.825cm" svg:y1="4.1cm" svg:x2="24.801cm" svg:y2="5.251cm" draw:start-shape="id5" draw:start-glue-point="2" draw:end-shape="id15" draw:end-glue-point="0" svg:d="M24825 4100l-24 1151" svg:viewBox="0 0 25 1152">
          <text:p/>
        </draw:connector>
        <draw:frame draw:style-name="gr26" draw:text-style-name="P22" draw:layer="layout" svg:width="1.298cm" svg:height="0.728cm" svg:x="13.335cm" svg:y="11.557cm">
          <draw:text-box>
            <text:p><text:span text:style-name="T5">UART</text:span></text:p>
            <text:p><text:span text:style-name="T5">Interrupt</text:span></text:p>
          </draw:text-box>
        </draw:frame>
        <draw:connector draw:style-name="gr27" draw:text-style-name="P16" draw:layer="layout" draw:type="line" svg:x1="13.398cm" svg:y1="11.516cm" svg:x2="13.398cm" svg:y2="12.319cm" draw:start-shape="id11" draw:start-glue-point="2" draw:end-shape="id12" draw:end-glue-point="0" svg:d="M13398 11516v803" svg:viewBox="0 0 1 8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20T09:25:24.234245608</meta:creation-date>
    <dc:date>2022-09-22T16:40:57.759038271</dc:date>
    <meta:editing-duration>PT2H43M27S</meta:editing-duration>
    <meta:editing-cycles>19</meta:editing-cycles>
    <meta:generator>LibreOffice/7.3.6.2$Linux_X86_64 LibreOffice_project/30$Build-2</meta:generator>
    <meta:document-statistic meta:object-count="42"/>
  </office:meta>
</office:document-meta>
</file>

<file path=Object 1/content.xml><?xml version="1.0" encoding="utf-8"?>
<math xmlns="http://www.w3.org/1998/Math/MathML" display="block">
  <semantics>
    <msup>
      <mn>2</mn>
      <mrow>
        <mi mathvariant="italic">SRAM</mi>
        <mtext>_</mtext>
        <mi mathvariant="italic">ADDR</mi>
        <mtext>_</mtext>
        <mi>W</mi>
      </mrow>
    </msup>
    <annotation encoding="StarMath 5.0">2^{SRAM"_"ADDR"_"W}
</annotation>
  </semantics>
</math>
</file>